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c3c8b" officeooo:paragraph-rsid="001c3c8b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202009" officeooo:paragraph-rsid="00202009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0db47" officeooo:paragraph-rsid="0020db47" style:font-size-asian="9pt" style:font-size-complex="9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10%" fo:text-align="center" style:justify-single-word="false" fo:orphans="0" fo:widows="0"/>
    </style:style>
    <style:style style:name="P9" style:family="paragraph" style:parent-style-name="Standard">
      <style:paragraph-properties fo:line-height="111%" fo:orphans="0" fo:widows="0"/>
    </style:style>
    <style:style style:name="P10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orphans="0" fo:widows="0"/>
      <style:text-properties fo:font-size="12pt" officeooo:rsid="001e5092" officeooo:paragraph-rsid="001e5092" style:font-size-asian="12pt" style:font-size-complex="12pt"/>
    </style:style>
    <style:style style:name="P1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officeooo:paragraph-rsid="001a9ee7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3c8b" officeooo:paragraph-rsid="001c3c8b" style:font-size-asian="12pt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a9ee7" officeooo:paragraph-rsid="001a9ee7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3c8b" officeooo:paragraph-rsid="001c3c8b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3c8b" officeooo:paragraph-rsid="001a9ee7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weight="normal" officeooo:rsid="001a9ee7" officeooo:paragraph-rsid="001a9ee7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936d8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3c8b" style:font-size-asian="12pt" style:font-size-complex="12pt"/>
    </style:style>
    <style:style style:name="T6" style:family="text">
      <style:text-properties officeooo:rsid="001936d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5092"/>
    </style:style>
    <style:style style:name="T9" style:family="text">
      <style:text-properties fo:font-weight="normal" officeooo:rsid="001e5092" style:font-weight-asian="normal" style:font-weight-complex="normal"/>
    </style:style>
    <style:style style:name="T10" style:family="text">
      <style:text-properties officeooo:rsid="00202009"/>
    </style:style>
    <style:style style:name="T11" style:family="text">
      <style:text-properties officeooo:rsid="00227230"/>
    </style:style>
    <style:style style:name="T12" style:family="text">
      <style:text-properties officeooo:rsid="00236b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/>
          </table:table-cell>
          <table:covered-table-cell/>
        </table:table-row>
        <table:table-row table:style-name="Table1.3">
          <table:table-cell table:style-name="Table1.A3" office:value-type="string">
            <text:p text:style-name="P16">Test Case ID: <text:span text:style-name="T8">LandingEval-02</text:span></text:p>
          </table:table-cell>
          <table:table-cell table:style-name="Table1.B3" office:value-type="string">
            <text:p text:style-name="P19">Test Designed by: <text:span text:style-name="T6">Luis Pinochet</text:span></text:p>
          </table:table-cell>
        </table:table-row>
        <table:table-row table:style-name="Table1.2">
          <table:table-cell table:style-name="Table1.A4" office:value-type="string">
            <text:p text:style-name="P14">Test Priority (Low/Medium/High): <text:span text:style-name="T9">Medium</text:span></text:p>
          </table:table-cell>
          <table:table-cell table:style-name="Table1.B4" office:value-type="string">
            <text:p text:style-name="P17">Test Designed date: <text:span text:style-name="T8">23/06/19</text:span></text:p>
          </table:table-cell>
        </table:table-row>
        <table:table-row table:style-name="Table1.3">
          <table:table-cell table:style-name="Table1.A5" office:value-type="string">
            <text:p text:style-name="P14">Module Name: <text:span text:style-name="T6">Landing Page de Evaluadores</text:span></text:p>
          </table:table-cell>
          <table:table-cell table:style-name="Table1.B5" office:value-type="string">
            <text:p text:style-name="P17">Test Executed by: <text:span text:style-name="T10">Miguel Sepúlveda</text:span></text:p>
          </table:table-cell>
        </table:table-row>
        <table:table-row table:style-name="Table1.3">
          <table:table-cell table:style-name="Table1.A6" office:value-type="string">
            <text:p text:style-name="P14">Test Title: <text:span text:style-name="T6">Requisito 2 Landing page Evaluadores</text:span></text:p>
          </table:table-cell>
          <table:table-cell table:style-name="Table1.B6" office:value-type="string">
            <text:p text:style-name="P17">Test Execution date: <text:span text:style-name="T10">25/06/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5"><text:span text:style-name="T7">Description: </text:span><text:span text:style-name="T6">Verificar que es accesible la rúbrica de evaluación desde <text:s/>el resumen de esta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0" table:number-columns-spanned="2" office:value-type="string">
            <text:p text:style-name="P18">Pre-conditions: </text:p>
            <text:list xml:id="list3820059189" text:style-name="L1">
              <text:list-item>
                <text:p text:style-name="P24">Un usuario <text:s/>evaluador ya cargado con nombre “Evaluador 1”</text:p>
              </text:list-item>
              <text:list-item>
                <text:p text:style-name="P24">Un curso ya ingresado al sistema llamado “Curso 1”</text:p>
              </text:list-item>
              <text:list-item>
                <text:p text:style-name="P27"><text:span text:style-name="T4">Un</text:span><text:span text:style-name="T5">a Rúbrica ya ingresada al sistema llamada “Rubrica 1”</text:span></text:p>
              </text:list-item>
              <text:list-item>
                <text:p text:style-name="P25">Una evaluación llamada “Evaluacion 1 “ asociada a “Evaluador 1”,”Curso 1” Y “Rúbrica 1”</text:p>
              </text:list-item>
              <text:list-item>
                <text:p text:style-name="P25">La vista de Resumen de evaluaciones ya cargada con las evaluaciones del “Evaluador 1” a la vista</text:p>
              </text:list-item>
            </text:list>
            <text:p text:style-name="P22"/>
            <text:list xml:id="list205402673576935" text:continue-numbering="true" text:style-name="L1">
              <text:list-header>
                <text:p text:style-name="P26"/>
              </text:list-header>
            </text:list>
            <text:p text:style-name="P11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7">Dependencies: </text:p>
            <text:p text:style-name="P12">Gestion de rúbricas ,evaluadores y administradores</text:p>
          </table:table-cell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B1" office:value-type="string">
            <text:p text:style-name="P21">Test Steps</text:p>
          </table:table-cell>
          <table:table-cell table:style-name="Table2.B1" office:value-type="string">
            <text:p text:style-name="P21">Test Data</text:p>
          </table:table-cell>
          <table:table-cell table:style-name="Table2.D1" office:value-type="string">
            <text:p text:style-name="P21">Expected Result</text:p>
          </table:table-cell>
          <table:table-cell table:style-name="Table2.E1" office:value-type="string">
            <text:p text:style-name="P21">Actual Result</text:p>
          </table:table-cell>
          <table:table-cell table:style-name="Table2.F1" office:value-type="string">
            <text:p text:style-name="P21">Status (Pass/Fail)</text:p>
          </table:table-cell>
          <table:table-cell table:style-name="Table2.G1" office:value-type="string">
            <text:p text:style-name="P21">Note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4">Verificar que existe el bot<text:span text:style-name="T12">ó</text:span>n Ve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Existe un boto<text:span text:style-name="T8">n en un lugar lógico e intuitivo</text:span></text:p>
          </table:table-cell>
          <table:table-cell table:style-name="Table2.E2" office:value-type="string">
            <text:p text:style-name="P5">Existe botón ver</text:p>
          </table:table-cell>
          <table:table-cell table:style-name="Table2.F2" office:value-type="string">
            <text:p text:style-name="P5">Pass</text:p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8">2</text:p>
          </table:table-cell>
          <table:table-cell table:style-name="Table2.B2" office:value-type="string">
            <text:p text:style-name="P4">Verificar que el bot<text:span text:style-name="T11">ó</text:span>n ver </text:p>
            <text:p text:style-name="P4">conduce a <text:span text:style-name="T10">o</text:span>tra página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Se redirigee al usuario a otra página </text:p>
          </table:table-cell>
          <table:table-cell table:style-name="Table2.E3" office:value-type="string">
            <text:p text:style-name="P6">Se redirige al usuario</text:p>
          </table:table-cell>
          <table:table-cell table:style-name="Table2.F3" office:value-type="string">
            <text:p text:style-name="P6">Pass</text:p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Veririficar que se ve la Rúbrica asociada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4">Se vé en la parte inferior </text:p>
            <text:p text:style-name="P4">la “Rúbrica 1” con sus componetes</text:p>
          </table:table-cell>
          <table:table-cell table:style-name="Table2.E4" office:value-type="string">
            <text:p text:style-name="P6">Se ve la rúbrica asociada</text:p>
          </table:table-cell>
          <table:table-cell table:style-name="Table2.F4" office:value-type="string">
            <text:p text:style-name="P6">Pass</text:p>
          </table:table-cell>
          <table:table-cell table:style-name="Table2.G4" office:value-type="string">
            <text:p text:style-name="P2"/>
          </table:table-cell>
        </table:table-row>
      </table:table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20">Dependencies: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20:54:00.489572989</dc:date>
    <meta:editing-duration>PT10M7S</meta:editing-duration>
    <meta:editing-cycles>9</meta:editing-cycles>
    <meta:document-statistic meta:table-count="3" meta:image-count="0" meta:object-count="0" meta:page-count="1" meta:paragraph-count="45" meta:word-count="213" meta:character-count="1286" meta:non-whitespace-character-count="1112"/>
  </office:meta>
</office:document-meta>
</file>